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imeLine" style:family="table">
      <style:table-properties style:width="6.9271in" fo:margin-left="0in" fo:margin-right="-0.0021in" table:align="margins"/>
    </style:style>
    <style:style style:name="TimeLine.A" style:family="table-column">
      <style:table-column-properties style:column-width="4.4479in" style:rel-column-width="6405*"/>
    </style:style>
    <style:style style:name="TimeLine.B" style:family="table-column">
      <style:table-column-properties style:column-width="2.4792in" style:rel-column-width="3570*"/>
    </style:style>
    <style:style style:name="TimeLin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imeLine.B1" style:family="table-cell">
      <style:table-cell-properties fo:padding="0.0382in" fo:border="0.0007in solid #000000"/>
    </style:style>
    <style:style style:name="TimeLine.A2" style:family="table-cell">
      <style:table-cell-properties fo:padding="0.0382in" fo:border-left="0.0007in solid #000000" fo:border-right="none" fo:border-top="none" fo:border-bottom="0.0007in solid #000000"/>
    </style:style>
    <style:style style:name="TimeLine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able_20_Contents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achary Zimmerman</text:p>
      <text:p text:style-name="Standard">Senior Project Time Line</text:p>
      <text:p text:style-name="Standard"/>
      <table:table table:name="TimeLine" table:style-name="TimeLine">
        <table:table-column table:style-name="TimeLine.A"/>
        <table:table-column table:style-name="TimeLine.B"/>
        <table:table-row>
          <table:table-cell table:style-name="TimeLine.A1" office:value-type="string">
            <text:p text:style-name="P1">Function</text:p>
          </table:table-cell>
          <table:table-cell table:style-name="TimeLine.B1" office:value-type="string">
            <text:p text:style-name="P1">Estimated Time to Completion</text:p>
          </table:table-cell>
        </table:table-row>
        <table:table-row>
          <table:table-cell table:style-name="TimeLine.A2" office:value-type="string">
            <text:p text:style-name="P2">Server setup and configuration</text:p>
          </table:table-cell>
          <table:table-cell table:style-name="TimeLine.B2" office:value-type="string">
            <text:p text:style-name="P2">8 hours</text:p>
          </table:table-cell>
        </table:table-row>
        <table:table-row>
          <table:table-cell table:style-name="TimeLine.A2" office:value-type="string">
            <text:p text:style-name="Table_20_Contents">Login and user creation system</text:p>
          </table:table-cell>
          <table:table-cell table:style-name="TimeLine.B2" office:value-type="string">
            <text:p text:style-name="Table_20_Contents">10 hours</text:p>
          </table:table-cell>
        </table:table-row>
        <table:table-row>
          <table:table-cell table:style-name="TimeLine.A2" office:value-type="string">
            <text:p text:style-name="Table_20_Contents">Interface design </text:p>
          </table:table-cell>
          <table:table-cell table:style-name="TimeLine.B2" office:value-type="string">
            <text:p text:style-name="Table_20_Contents">15 hours</text:p>
          </table:table-cell>
        </table:table-row>
        <table:table-row>
          <table:table-cell table:style-name="TimeLine.A2" office:value-type="string">
            <text:p text:style-name="Table_20_Contents">Checklist creation and saving</text:p>
          </table:table-cell>
          <table:table-cell table:style-name="TimeLine.B2" office:value-type="string">
            <text:p text:style-name="Table_20_Contents">10 hours</text:p>
          </table:table-cell>
        </table:table-row>
        <table:table-row>
          <table:table-cell table:style-name="TimeLine.A2" office:value-type="string">
            <text:p text:style-name="Table_20_Contents">Trip creation and saving trip parameters</text:p>
          </table:table-cell>
          <table:table-cell table:style-name="TimeLine.B2" office:value-type="string">
            <text:p text:style-name="Table_20_Contents">25 hours</text:p>
          </table:table-cell>
        </table:table-row>
        <table:table-row>
          <table:table-cell table:style-name="TimeLine.A2" office:value-type="string">
            <text:p text:style-name="Table_20_Contents">Trip invitation system</text:p>
          </table:table-cell>
          <table:table-cell table:style-name="TimeLine.B2" office:value-type="string">
            <text:p text:style-name="Table_20_Contents">8 hours</text:p>
          </table:table-cell>
        </table:table-row>
        <table:table-row>
          <table:table-cell table:style-name="TimeLine.A2" office:value-type="string">
            <text:p text:style-name="Table_20_Contents">Weather API integration</text:p>
          </table:table-cell>
          <table:table-cell table:style-name="TimeLine.B2" office:value-type="string">
            <text:p text:style-name="Table_20_Contents">6 hours</text:p>
          </table:table-cell>
        </table:table-row>
        <table:table-row>
          <table:table-cell table:style-name="TimeLine.A2" office:value-type="string">
            <text:p text:style-name="Table_20_Contents">E-mail alerts</text:p>
          </table:table-cell>
          <table:table-cell table:style-name="TimeLine.B2" office:value-type="string">
            <text:p text:style-name="Table_20_Contents">8 hours</text:p>
          </table:table-cell>
        </table:table-row>
        <table:table-row>
          <table:table-cell table:style-name="TimeLine.A2" office:value-type="string">
            <text:p text:style-name="Table_20_Contents">Documentation</text:p>
          </table:table-cell>
          <table:table-cell table:style-name="TimeLine.B2" office:value-type="string">
            <text:p text:style-name="Table_20_Contents">8 hour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16T15:56:30.06</meta:creation-date>
    <dc:date>2014-09-16T16:33:45.14</dc:date>
    <meta:editing-duration>PT37M15S</meta:editing-duration>
    <meta:editing-cycles>2</meta:editing-cycles>
    <meta:generator>OpenOffice/4.1.0$Win32 OpenOffice.org_project/410m18$Build-9764</meta:generator>
    <meta:document-statistic meta:table-count="1" meta:image-count="0" meta:object-count="0" meta:page-count="1" meta:paragraph-count="22" meta:word-count="59" meta:character-count="361"/>
  </office:meta>
</office:document-meta>
</file>